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12cm" fo:min-width="1.62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5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none" draw:fill="none" fo:min-height="0.3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none" draw:fill="none" fo:min-height="0.337cm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objectwithoutfill">
      <style:graphic-properties draw:stroke="none" draw:fill="none" fo:min-height="0.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cm" svg:height="1.5cm" svg:x="4.45cm" svg:y="9.057cm">
          <text:p text:style-name="P1"><text:span text:style-name="T1">Prepare </text:span></text:p>
          <text:p text:style-name="P1"><text:span text:style-name="T1">requ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3cm" svg:height="1.5cm" svg:x="4.45cm" svg:y="12.5cm">
          <text:p text:style-name="P1"><text:span text:style-name="T1">Listen for</text:span></text:p>
          <text:p text:style-name="P1"><text:span text:style-name="T1">respon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6.556cm" svg:height="0.962cm" svg:x="2.1cm" svg:y="3.2cm">
          <draw:text-box>
            <text:p>Master state machine</text:p>
          </draw:text-box>
        </draw:frame>
        <draw:connector draw:style-name="gr3" draw:text-style-name="P1" draw:layer="layout" draw:type="curve" draw:line-skew="-0.379cm" svg:x1="4.45cm" svg:y1="13.25cm" svg:x2="4.45cm" svg:y2="9.807cm" draw:start-shape="id1" draw:start-glue-point="6" draw:end-shape="id2" draw:end-glue-point="6" svg:d="M4450 13250c-1320 0-1320-3443 0-3443" svg:viewBox="0 0 991 3444">
          <text:p/>
        </draw:connector>
        <draw:frame draw:style-name="gr4" draw:text-style-name="P1" draw:layer="layout" svg:width="2.187cm" svg:height="0.57cm" svg:x="3cm" svg:y="11.23cm">
          <draw:text-box>
            <text:p text:style-name="P1"><text:span text:style-name="T2">Timeout</text:span></text:p>
          </draw:text-box>
        </draw:frame>
        <draw:connector draw:style-name="gr5" draw:text-style-name="P1" draw:layer="layout" draw:type="line" svg:x1="5.95cm" svg:y1="10.557cm" svg:x2="5.95cm" svg:y2="12.5cm" draw:start-shape="id2" draw:start-glue-point="8" draw:end-shape="id1" draw:end-glue-point="4" svg:d="M5950 10557v1943" svg:viewBox="0 0 1 1944">
          <text:p text:style-name="P1"><text:span text:style-name="T2">Send request</text:span></text:p>
        </draw:connector>
        <draw:custom-shape draw:style-name="gr1" draw:text-style-name="P2" xml:id="id3" draw:id="id3" draw:layer="layout" svg:width="3cm" svg:height="1.5cm" svg:x="4.45cm" svg:y="5.9cm">
          <text:p text:style-name="P1"><text:span text:style-name="T1">Wa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5.95cm" svg:y1="7.4cm" svg:x2="5.95cm" svg:y2="9.057cm" draw:start-shape="id3" draw:start-glue-point="8" draw:end-shape="id2" draw:end-glue-point="4" svg:d="M5950 7400v1657" svg:viewBox="0 0 1 1658">
          <text:p text:style-name="P1"><text:span text:style-name="T2">Event (Poll, timer, etc)</text:span></text:p>
        </draw:connector>
        <draw:custom-shape draw:style-name="gr1" draw:text-style-name="P2" xml:id="id4" draw:id="id4" draw:layer="layout" svg:width="3cm" svg:height="1.5cm" svg:x="4.45cm" svg:y="15.3cm">
          <text:p text:style-name="P1"><text:span text:style-name="T1">Accumulate</text:span></text:p>
          <text:p text:style-name="P1"><text:span text:style-name="T1">dat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5.95cm" svg:y1="14cm" svg:x2="5.95cm" svg:y2="15.3cm" draw:start-shape="id1" draw:start-glue-point="8" draw:end-shape="id4" draw:end-glue-point="4" svg:d="M5950 14000v1300" svg:viewBox="0 0 1 1301">
          <text:p text:style-name="P1"><text:span text:style-name="T2">Data incoming</text:span></text:p>
        </draw:connector>
        <draw:connector draw:style-name="gr3" draw:text-style-name="P1" draw:layer="layout" draw:type="curve" svg:x1="7.45cm" svg:y1="13.25cm" svg:x2="7.45cm" svg:y2="6.65cm" draw:start-shape="id1" draw:start-glue-point="10" draw:end-shape="id3" draw:end-glue-point="10" svg:d="M7450 13250c753 0 753-6600 0-6600" svg:viewBox="0 0 566 6601">
          <text:p/>
        </draw:connector>
        <draw:connector draw:style-name="gr3" draw:text-style-name="P1" draw:layer="layout" draw:type="curve" svg:x1="7.45cm" svg:y1="9.807cm" svg:x2="10.4cm" svg:y2="9.1cm" draw:start-shape="id2" draw:start-glue-point="10" draw:end-shape="id5" draw:end-glue-point="8" svg:d="M7450 9807c1967 0 2950-235 2950-707" svg:viewBox="0 0 2951 708">
          <text:p/>
        </draw:connector>
        <draw:frame draw:style-name="gr6" draw:text-style-name="P1" draw:layer="layout" svg:width="2.187cm" svg:height="0.887cm" svg:x="8.7cm" svg:y="9.6cm">
          <draw:text-box>
            <text:p text:style-name="P1"><text:span text:style-name="T2">Trials exceeded</text:span></text:p>
          </draw:text-box>
        </draw:frame>
        <draw:custom-shape draw:style-name="gr1" draw:text-style-name="P2" xml:id="id5" draw:id="id5" draw:layer="layout" svg:width="3cm" svg:height="1.5cm" svg:x="8.9cm" svg:y="7.6cm">
          <text:p text:style-name="P1"><text:span text:style-name="T1">Put sensor</text:span></text:p>
          <text:p text:style-name="P1"><text:span text:style-name="T1">offl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0.4cm" svg:y1="7.6cm" svg:x2="7.45cm" svg:y2="6.65cm" draw:start-shape="id5" draw:start-glue-point="4" draw:end-shape="id3" draw:end-glue-point="10" svg:d="M10400 7600c0-634-983-950-2950-950" svg:viewBox="0 0 2951 951">
          <text:p/>
        </draw:connector>
        <draw:connector draw:style-name="gr3" draw:text-style-name="P1" draw:layer="layout" draw:type="line" svg:x1="6.9cm" svg:y1="4.818cm" svg:x2="5.95cm" svg:y2="5.9cm" draw:start-shape="id6" draw:start-glue-point="3" draw:end-shape="id3" draw:end-glue-point="4" svg:d="M6900 4818l-950 1082" svg:viewBox="0 0 951 1083">
          <text:p/>
        </draw:connector>
        <draw:frame draw:style-name="gr7" xml:id="id6" draw:id="id6" draw:layer="layout" svg:width="2.894cm" svg:height="0.963cm" svg:x="6.9cm" svg:y="4.337cm">
          <draw:text-box>
            <text:p>Start</text:p>
          </draw:text-box>
        </draw:frame>
        <draw:custom-shape draw:style-name="gr1" draw:text-style-name="P2" xml:id="id7" draw:id="id7" draw:layer="layout" svg:width="3cm" svg:height="1.5cm" svg:x="4.4cm" svg:y="18.4cm">
          <text:p text:style-name="P1"><text:span text:style-name="T1">Check CR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5.95cm" svg:y1="16.8cm" svg:x2="5.9cm" svg:y2="18.4cm" draw:start-shape="id4" draw:start-glue-point="8" draw:end-shape="id7" draw:end-glue-point="4" svg:d="M5950 16800l-50 1600" svg:viewBox="0 0 51 1601">
          <text:p text:style-name="P1"><text:span text:style-name="T2">Silence for more than x usec</text:span></text:p>
        </draw:connector>
        <draw:connector draw:style-name="gr3" draw:text-style-name="P1" draw:layer="layout" draw:type="curve" draw:line-skew="0cm 0.648cm" svg:x1="7.011cm" svg:y1="16.581cm" svg:x2="7.011cm" svg:y2="15.519cm" draw:start-shape="id4" draw:start-glue-point="9" draw:end-shape="id4" draw:end-glue-point="11" svg:d="M7011 16581c0 1081 1589 722 1589-530 0-1251-1589-1612-1589-532" svg:viewBox="0 0 1590 2344">
          <text:p/>
        </draw:connector>
        <draw:frame draw:style-name="gr4" draw:text-style-name="P1" draw:layer="layout" svg:width="2.318cm" svg:height="0.57cm" svg:x="7.582cm" svg:y="15.63cm">
          <draw:text-box>
            <text:p text:style-name="P1"><text:span text:style-name="T2">Data incoming</text:span></text:p>
          </draw:text-box>
        </draw:frame>
        <draw:connector draw:style-name="gr3" draw:text-style-name="P1" draw:layer="layout" draw:type="curve" draw:line-skew="2.135cm" svg:x1="7.4cm" svg:y1="19.15cm" svg:x2="7.45cm" svg:y2="9.807cm" draw:start-shape="id7" draw:start-glue-point="10" draw:end-shape="id2" draw:end-glue-point="10" svg:d="M7400 19150c4030 0 4005-9343 50-9343" svg:viewBox="0 0 3020 9344">
          <text:p/>
        </draw:connector>
        <draw:frame draw:style-name="gr8" draw:text-style-name="P1" draw:layer="layout" svg:width="2.318cm" svg:height="0.887cm" svg:x="8.782cm" svg:y="13.613cm">
          <draw:text-box>
            <text:p text:style-name="P1"><text:span text:style-name="T2">Wrong</text:span></text:p>
            <text:p text:style-name="P1"><text:span text:style-name="T2">CRC</text:span></text:p>
          </draw:text-box>
        </draw:frame>
        <draw:connector draw:style-name="gr3" draw:text-style-name="P1" draw:layer="layout" draw:type="curve" draw:line-skew="-1.786cm" svg:x1="4.4cm" svg:y1="19.15cm" svg:x2="4.45cm" svg:y2="6.65cm" draw:start-shape="id7" draw:start-glue-point="6" draw:end-shape="id3" draw:end-glue-point="6" svg:d="M4400 19150c-3430 0-3455-12500 50-12500" svg:viewBox="0 0 2627 12501">
          <text:p/>
        </draw:connector>
        <draw:frame draw:style-name="gr4" draw:text-style-name="P1" draw:layer="layout" svg:width="1.518cm" svg:height="0.887cm" svg:x="1.582cm" svg:y="13.213cm">
          <draw:text-box>
            <text:p text:style-name="P1"><text:span text:style-name="T2">CRC O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lément </meta:initial-creator>
    <meta:creation-date>2015-08-21T19:28:48.328203118</meta:creation-date>
    <dc:date>2015-08-21T21:52:33.299165774</dc:date>
    <dc:creator>Clément </dc:creator>
    <meta:editing-duration>PT1H10M23S</meta:editing-duration>
    <meta:editing-cycles>22</meta:editing-cycles>
    <meta:generator>LibreOffice/4.3.3.2$Linux_X86_64 LibreOffice_project/430m0$Build-2</meta:generator>
    <meta:document-statistic meta:object-count="25"/>
  </office:meta>
</office:document-meta>
</file>